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Serif" fo:font-size="16pt" fo:font-weight="bold" officeooo:rsid="0034a17f" officeooo:paragraph-rsid="0034a17f" style:font-size-asian="16pt" style:font-weight-asian="bold" style:font-size-complex="16pt" style:font-weight-complex="bold"/>
    </style:style>
    <style:style style:name="P2" style:family="paragraph" style:parent-style-name="Preformatted_20_Text">
      <style:paragraph-properties fo:line-height="115%" fo:text-align="justify" style:justify-single-word="false"/>
      <style:text-properties style:font-name="Liberation Serif" fo:font-size="14pt" officeooo:rsid="0033db92" officeooo:paragraph-rsid="00349994" style:font-size-asian="14pt" style:font-size-complex="14pt"/>
    </style:style>
    <style:style style:name="P3" style:family="paragraph" style:parent-style-name="Preformatted_20_Text">
      <style:paragraph-properties fo:line-height="115%" fo:text-align="justify" style:justify-single-word="false"/>
      <style:text-properties style:font-name="Liberation Serif" fo:font-size="14pt" officeooo:rsid="00349994" officeooo:paragraph-rsid="00349994" style:font-size-asian="14pt" style:font-size-complex="14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Serif" fo:font-size="15pt" fo:font-weight="bold" officeooo:rsid="0034a17f" officeooo:paragraph-rsid="0034a17f" style:font-size-asian="15pt" style:font-weight-asian="bold" style:font-size-complex="15pt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style:font-name="Liberation Serif" fo:font-size="14pt" fo:font-style="italic" fo:font-weight="normal" officeooo:rsid="0011909a" officeooo:paragraph-rsid="0011909a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style:font-name="Liberation Serif" fo:font-size="14pt" fo:font-style="italic" fo:font-weight="normal" officeooo:rsid="001198f9" officeooo:paragraph-rsid="001198f9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style:font-name="Liberation Serif" fo:font-size="14pt" fo:font-style="italic" fo:font-weight="normal" officeooo:rsid="0012358a" officeooo:paragraph-rsid="0012358a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style:font-name="Liberation Serif" fo:font-size="14pt" fo:font-style="italic" fo:font-weight="normal" officeooo:rsid="001bdb16" officeooo:paragraph-rsid="001bdb16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style:font-name="Liberation Serif" fo:font-size="14pt" fo:font-style="italic" fo:font-weight="normal" officeooo:rsid="00155b75" officeooo:paragraph-rsid="00155b75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Liberation Serif" fo:font-size="14pt" fo:font-style="italic" fo:font-weight="normal" officeooo:rsid="001636f8" officeooo:paragraph-rsid="001636f8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Liberation Serif" fo:font-size="14pt" fo:font-style="italic" fo:font-weight="normal" officeooo:rsid="00179f88" officeooo:paragraph-rsid="00179f88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Liberation Serif" fo:font-size="14pt" fo:font-style="italic" fo:font-weight="normal" officeooo:rsid="00198040" officeooo:paragraph-rsid="00198040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Liberation Serif" fo:font-size="14pt" fo:font-style="italic" fo:font-weight="normal" officeooo:rsid="0022d20e" officeooo:paragraph-rsid="0022d20e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11909a" officeooo:paragraph-rsid="0011909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1198f9" officeooo:paragraph-rsid="001198f9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119f7c" officeooo:paragraph-rsid="00119f7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119f7c" officeooo:paragraph-rsid="0012358a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119f7c" officeooo:paragraph-rsid="00155b75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155b75" officeooo:paragraph-rsid="00155b75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155b75" officeooo:paragraph-rsid="001636f8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12358a" officeooo:paragraph-rsid="0012358a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12358a" officeooo:paragraph-rsid="001bdb16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1bdb16" officeooo:paragraph-rsid="001bdb16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1636f8" officeooo:paragraph-rsid="001636f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1636f8" officeooo:paragraph-rsid="00179f88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179f88" officeooo:paragraph-rsid="00179f88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198040" officeooo:paragraph-rsid="00198040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198040" officeooo:paragraph-rsid="001a720e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1a720e" officeooo:paragraph-rsid="001a720e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1a720e" officeooo:paragraph-rsid="001b0b78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1b0b78" officeooo:paragraph-rsid="001b0b78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1b0b78" officeooo:paragraph-rsid="001bbf0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1bbf0d" officeooo:paragraph-rsid="001bbf0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1cd77b" officeooo:paragraph-rsid="001cd77b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1cd77b" officeooo:paragraph-rsid="001ec1b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paragraph-rsid="001ec1b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paragraph-rsid="001f2709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paragraph-rsid="002330c2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paragraph-rsid="0035ab2f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paragraph-rsid="0024d276" style:font-size-asian="14pt" style:font-weight-asian="bold" style:font-size-complex="14pt" style:font-weight-complex="bold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paragraph-rsid="002583ab" style:font-size-asian="14pt" style:font-weight-asian="bold" style:font-size-complex="14pt" style:font-weight-complex="bold"/>
    </style:style>
    <style:style style:name="P42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1f2709" officeooo:paragraph-rsid="001f2709" style:font-size-asian="14pt" style:font-weight-asian="bold" style:font-size-complex="14pt" style:font-weight-complex="bold"/>
    </style:style>
    <style:style style:name="P43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1f2709" officeooo:paragraph-rsid="0020f920" style:font-size-asian="14pt" style:font-weight-asian="bold" style:font-size-complex="14pt" style:font-weight-complex="bold"/>
    </style:style>
    <style:style style:name="P44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20f920" officeooo:paragraph-rsid="0020f920" style:font-size-asian="14pt" style:font-weight-asian="bold" style:font-size-complex="14pt" style:font-weight-complex="bold"/>
    </style:style>
    <style:style style:name="P45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20f920" officeooo:paragraph-rsid="0022d20e" style:font-size-asian="14pt" style:font-weight-asian="bold" style:font-size-complex="14pt" style:font-weight-complex="bold"/>
    </style:style>
    <style:style style:name="P46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22d20e" officeooo:paragraph-rsid="0022d20e" style:font-size-asian="14pt" style:font-weight-asian="bold" style:font-size-complex="14pt" style:font-weight-complex="bold"/>
    </style:style>
    <style:style style:name="P47" style:family="paragraph" style:parent-style-name="Standard">
      <style:paragraph-properties fo:line-height="115%" fo:text-align="justify" style:justify-single-word="false"/>
      <style:text-properties style:font-name="Liberation Serif" fo:font-size="14pt" fo:font-weight="bold" officeooo:rsid="0035ab2f" officeooo:paragraph-rsid="0035ab2f" style:font-size-asian="14pt" style:font-weight-asian="bold" style:font-size-complex="14pt" style:font-weight-complex="bold"/>
    </style:style>
    <style:style style:name="P48" style:family="paragraph" style:parent-style-name="Standard">
      <style:paragraph-properties fo:line-height="115%" fo:text-align="justify" style:justify-single-word="false"/>
      <style:text-properties style:font-name="Liberation Serif" fo:font-size="14pt" fo:font-weight="normal" officeooo:rsid="0012358a" officeooo:paragraph-rsid="0012358a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line-height="115%" fo:text-align="justify" style:justify-single-word="false"/>
      <style:text-properties style:font-name="Liberation Serif" fo:font-size="14pt" fo:font-weight="normal" officeooo:rsid="00155b75" officeooo:paragraph-rsid="00155b75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15%" fo:text-align="justify" style:justify-single-word="false"/>
      <style:text-properties style:font-name="Liberation Serif" fo:font-size="12pt" fo:font-style="normal" fo:font-weight="bold" officeooo:rsid="00155b75" officeooo:paragraph-rsid="00155b75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Preformatted_20_Text">
      <style:paragraph-properties fo:margin-top="0cm" fo:margin-bottom="0.499cm" loext:contextual-spacing="false" fo:line-height="115%" fo:text-align="justify" style:justify-single-word="false"/>
      <style:text-properties style:font-name="Liberation Serif" fo:font-size="14pt" fo:font-weight="bold" officeooo:paragraph-rsid="0027d933" style:font-size-asian="14pt" style:font-weight-asian="bold" style:font-size-complex="14pt" style:font-weight-complex="bold"/>
    </style:style>
    <style:style style:name="P52" style:family="paragraph" style:parent-style-name="Preformatted_20_Text">
      <style:paragraph-properties fo:margin-top="0cm" fo:margin-bottom="0.499cm" loext:contextual-spacing="false" fo:line-height="115%" fo:text-align="justify" style:justify-single-word="false"/>
      <style:text-properties style:font-name="Liberation Serif" fo:font-size="14pt" fo:font-weight="normal" officeooo:paragraph-rsid="002583ab" style:font-size-asian="14pt" style:font-weight-asian="normal" style:font-size-complex="14pt" style:font-weight-complex="normal"/>
    </style:style>
    <style:style style:name="P53" style:family="paragraph" style:parent-style-name="Preformatted_20_Text">
      <style:paragraph-properties fo:line-height="115%" fo:text-align="justify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54" style:family="paragraph" style:parent-style-name="Preformatted_20_Text">
      <style:paragraph-properties fo:line-height="115%" fo:text-align="justify" style:justify-single-word="false"/>
      <style:text-properties style:font-name="Liberation Serif" fo:font-size="14pt" fo:font-weight="bold" officeooo:paragraph-rsid="002b8d95" style:font-size-asian="14pt" style:font-weight-asian="bold" style:font-size-complex="14pt" style:font-weight-complex="bold"/>
    </style:style>
    <style:style style:name="P55" style:family="paragraph" style:parent-style-name="Preformatted_20_Text">
      <style:paragraph-properties fo:line-height="115%" fo:text-align="justify" style:justify-single-word="false"/>
      <style:text-properties style:font-name="Liberation Serif" fo:font-size="14pt" fo:font-weight="bold" officeooo:rsid="002b8d95" officeooo:paragraph-rsid="002b8d95" style:font-size-asian="14pt" style:font-weight-asian="bold" style:font-size-complex="14pt" style:font-weight-complex="bold"/>
    </style:style>
    <style:style style:name="P56" style:family="paragraph" style:parent-style-name="Preformatted_20_Text">
      <style:paragraph-properties fo:line-height="115%" fo:text-align="justify" style:justify-single-word="false"/>
      <style:text-properties style:font-name="Liberation Serif" fo:font-size="14pt" fo:font-weight="bold" officeooo:rsid="002b8d95" officeooo:paragraph-rsid="002d1bf6" style:font-size-asian="14pt" style:font-weight-asian="bold" style:font-size-complex="14pt" style:font-weight-complex="bold"/>
    </style:style>
    <style:style style:name="P57" style:family="paragraph" style:parent-style-name="Preformatted_20_Text">
      <style:paragraph-properties fo:line-height="115%" fo:text-align="center" style:justify-single-word="false"/>
      <style:text-properties style:font-name="Liberation Serif" fo:font-size="14pt" fo:font-weight="bold" officeooo:rsid="002b8d95" officeooo:paragraph-rsid="002e6eb5" style:font-size-asian="14pt" style:font-weight-asian="bold" style:font-size-complex="14pt" style:font-weight-complex="bold"/>
    </style:style>
    <style:style style:name="P58" style:family="paragraph" style:parent-style-name="Preformatted_20_Text">
      <style:paragraph-properties fo:line-height="115%" fo:text-align="center" style:justify-single-word="false"/>
      <style:text-properties style:font-name="Liberation Serif" fo:font-size="14pt" fo:font-weight="bold" officeooo:rsid="00305466" officeooo:paragraph-rsid="00305466" style:font-size-asian="14pt" style:font-weight-asian="bold" style:font-size-complex="14pt" style:font-weight-complex="bold"/>
    </style:style>
    <style:style style:name="P59" style:family="paragraph" style:parent-style-name="Preformatted_20_Text">
      <style:paragraph-properties fo:line-height="115%" fo:text-align="justify" style:justify-single-word="false"/>
      <style:text-properties style:font-name="Liberation Serif" fo:font-size="14pt" fo:font-weight="bold" officeooo:rsid="00305466" officeooo:paragraph-rsid="00305466" style:font-size-asian="14pt" style:font-weight-asian="bold" style:font-size-complex="14pt" style:font-weight-complex="bold"/>
    </style:style>
    <style:style style:name="P60" style:family="paragraph" style:parent-style-name="Preformatted_20_Text">
      <style:paragraph-properties fo:line-height="115%" fo:text-align="justify" style:justify-single-word="false"/>
      <style:text-properties style:font-name="Liberation Serif" fo:font-size="14pt" fo:font-weight="bold" officeooo:rsid="0030e123" officeooo:paragraph-rsid="0030e123" style:font-size-asian="14pt" style:font-weight-asian="bold" style:font-size-complex="14pt" style:font-weight-complex="bold"/>
    </style:style>
    <style:style style:name="P61" style:family="paragraph" style:parent-style-name="Preformatted_20_Text">
      <style:paragraph-properties fo:line-height="115%" fo:text-align="justify" style:justify-single-word="false"/>
      <style:text-properties style:font-name="Liberation Serif" fo:font-size="14pt" fo:font-weight="bold" officeooo:rsid="0031ebf8" officeooo:paragraph-rsid="0031ebf8" style:font-size-asian="14pt" style:font-weight-asian="bold" style:font-size-complex="14pt" style:font-weight-complex="bold"/>
    </style:style>
    <style:style style:name="P62" style:family="paragraph" style:parent-style-name="Preformatted_20_Text">
      <style:paragraph-properties fo:line-height="115%" fo:text-align="justify" style:justify-single-word="false"/>
      <style:text-properties style:font-name="Liberation Serif" fo:font-size="14pt" fo:font-weight="bold" officeooo:rsid="0033db92" officeooo:paragraph-rsid="0033db92" style:font-size-asian="14pt" style:font-weight-asian="bold" style:font-size-complex="14pt" style:font-weight-complex="bold"/>
    </style:style>
    <style:style style:name="P63" style:family="paragraph" style:parent-style-name="Preformatted_20_Text">
      <style:paragraph-properties fo:line-height="115%" fo:text-align="justify" style:justify-single-word="false"/>
      <style:text-properties style:font-name="Liberation Serif" fo:font-size="14pt" fo:font-weight="bold" officeooo:rsid="00349994" officeooo:paragraph-rsid="00349994" style:font-size-asian="14pt" style:font-weight-asian="bold" style:font-size-complex="14pt" style:font-weight-complex="bold"/>
    </style:style>
    <style:style style:name="P64" style:family="paragraph" style:parent-style-name="Preformatted_20_Text">
      <style:paragraph-properties fo:line-height="115%" fo:text-align="justify" style:justify-single-word="false"/>
      <style:text-properties style:font-name="Liberation Serif" fo:font-size="14pt" fo:font-weight="normal" officeooo:rsid="0031ebf8" officeooo:paragraph-rsid="0031ebf8" style:font-size-asian="14pt" style:font-weight-asian="normal" style:font-size-complex="14pt" style:font-weight-complex="normal"/>
    </style:style>
    <style:style style:name="P65" style:family="paragraph" style:parent-style-name="Preformatted_20_Text">
      <style:paragraph-properties fo:line-height="115%" fo:text-align="center" style:justify-single-word="false"/>
      <style:text-properties style:font-name="Liberation Serif" fo:font-size="14pt" fo:font-style="italic" fo:font-weight="normal" officeooo:rsid="00305466" officeooo:paragraph-rsid="00305466" style:font-size-asian="14pt" style:font-style-asian="italic" style:font-weight-asian="normal" style:font-size-complex="14pt" style:font-style-complex="italic" style:font-weight-complex="normal"/>
    </style:style>
    <style:style style:name="P66" style:family="paragraph" style:parent-style-name="Preformatted_20_Text">
      <style:paragraph-properties fo:line-height="115%" fo:text-align="justify" style:justify-single-word="false"/>
      <style:text-properties style:font-name="Liberation Serif" fo:font-size="14pt" fo:font-style="italic" fo:font-weight="normal" officeooo:rsid="00305466" officeooo:paragraph-rsid="00305466" style:font-size-asian="14pt" style:font-style-asian="italic" style:font-weight-asian="normal" style:font-size-complex="14pt" style:font-style-complex="italic" style:font-weight-complex="normal"/>
    </style:style>
    <style:style style:name="P67" style:family="paragraph" style:parent-style-name="Preformatted_20_Text">
      <style:paragraph-properties fo:line-height="115%" fo:text-align="center" style:justify-single-word="false"/>
      <style:text-properties style:font-name="Liberation Serif" fo:font-size="14pt" fo:font-style="italic" fo:font-weight="normal" officeooo:rsid="0031ebf8" officeooo:paragraph-rsid="0031ebf8" style:font-size-asian="14pt" style:font-style-asian="italic" style:font-weight-asian="normal" style:font-size-complex="14pt" style:font-style-complex="italic" style:font-weight-complex="normal"/>
    </style:style>
    <style:style style:name="P68" style:family="paragraph" style:parent-style-name="Preformatted_20_Text">
      <style:paragraph-properties fo:line-height="115%" fo:text-align="justify" style:justify-single-word="false"/>
      <style:text-properties style:font-name="Liberation Serif" fo:font-size="14pt" fo:font-style="italic" fo:font-weight="normal" officeooo:rsid="0031ebf8" officeooo:paragraph-rsid="0031ebf8" style:font-size-asian="14pt" style:font-style-asian="italic" style:font-weight-asian="normal" style:font-size-complex="14pt" style:font-style-complex="italic" style:font-weight-complex="normal"/>
    </style:style>
    <style:style style:name="P69" style:family="paragraph" style:parent-style-name="Preformatted_20_Text">
      <style:paragraph-properties fo:line-height="115%" fo:text-align="justify" style:justify-single-word="false"/>
      <style:text-properties style:font-name="Liberation Serif" fo:font-size="14pt" fo:font-style="italic" fo:font-weight="normal" officeooo:rsid="0033db92" officeooo:paragraph-rsid="0033db92" style:font-size-asian="14pt" style:font-style-asian="italic" style:font-weight-asian="normal" style:font-size-complex="14pt" style:font-style-complex="italic" style:font-weight-complex="normal"/>
    </style:style>
    <style:style style:name="P70" style:family="paragraph" style:parent-style-name="Preformatted_20_Text">
      <style:paragraph-properties fo:line-height="115%" fo:text-align="justify" style:justify-single-word="false"/>
      <style:text-properties style:font-name="Liberation Serif" fo:font-size="14pt" officeooo:paragraph-rsid="00349994" style:font-size-asian="14pt" style:font-size-complex="14pt"/>
    </style:style>
    <style:style style:name="P71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page-number="auto" fo:background-color="transparent"/>
      <style:text-properties style:font-name="Liberation Serif" fo:font-size="14pt" fo:font-weight="bold" officeooo:rsid="002b8d95" officeooo:paragraph-rsid="002b8d95" style:font-size-asian="14pt" style:font-weight-asian="bold" style:font-size-complex="14pt" style:font-weight-complex="bold"/>
    </style:style>
    <style:style style:name="T1" style:family="text">
      <style:text-properties officeooo:rsid="0012358a"/>
    </style:style>
    <style:style style:name="T2" style:family="text">
      <style:text-properties officeooo:rsid="00131b8b"/>
    </style:style>
    <style:style style:name="T3" style:family="text">
      <style:text-properties officeooo:rsid="001444fd"/>
    </style:style>
    <style:style style:name="T4" style:family="text">
      <style:text-properties officeooo:rsid="001b0b78"/>
    </style:style>
    <style:style style:name="T5" style:family="text">
      <style:text-properties officeooo:rsid="001bbf0d"/>
    </style:style>
    <style:style style:name="T6" style:family="text">
      <style:text-properties officeooo:rsid="001ec1bd"/>
    </style:style>
    <style:style style:name="T7" style:family="text">
      <style:text-properties officeooo:rsid="001f3e7c"/>
    </style:style>
    <style:style style:name="T8" style:family="text">
      <style:text-properties officeooo:rsid="0022d20e"/>
    </style:style>
    <style:style style:name="T9" style:family="text">
      <style:text-properties officeooo:rsid="002330c2"/>
    </style:style>
    <style:style style:name="T10" style:family="text">
      <style:text-properties officeooo:rsid="00243329"/>
    </style:style>
    <style:style style:name="T11" style:family="text">
      <style:text-properties officeooo:rsid="0024d276"/>
    </style:style>
    <style:style style:name="T12" style:family="text">
      <style:text-properties officeooo:rsid="002583ab"/>
    </style:style>
    <style:style style:name="T13" style:family="text">
      <style:text-properties officeooo:rsid="0026a952"/>
    </style:style>
    <style:style style:name="T14" style:family="text">
      <style:text-properties officeooo:rsid="002b8d95"/>
    </style:style>
    <style:style style:name="T15" style:family="text">
      <style:text-properties officeooo:rsid="002d1bf6"/>
    </style:style>
    <style:style style:name="T16" style:family="text">
      <style:text-properties officeooo:rsid="002e6eb5"/>
    </style:style>
    <style:style style:name="T17" style:family="text">
      <style:text-properties officeooo:rsid="00305466"/>
    </style:style>
    <style:style style:name="T18" style:family="text">
      <style:text-properties officeooo:rsid="0030e123"/>
    </style:style>
    <style:style style:name="T19" style:family="text">
      <style:text-properties officeooo:rsid="00349994"/>
    </style:style>
    <style:style style:name="T20" style:family="text">
      <style:text-properties officeooo:rsid="0010ad70"/>
    </style:style>
    <style:style style:name="T21" style:family="text">
      <style:text-properties officeooo:rsid="0027d933"/>
    </style:style>
    <style:style style:name="T22" style:family="text">
      <style:text-properties officeooo:rsid="0035ab2f"/>
    </style:style>
    <style:style style:name="T23" style:family="text">
      <style:text-properties officeooo:rsid="00373be3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583ab" style:font-weight-asian="bold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2583ab" style:font-style-asian="italic" style:font-style-complex="italic"/>
    </style:style>
    <style:style style:name="T28" style:family="text">
      <style:text-properties fo:font-style="italic" officeooo:rsid="0030e123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12358a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155b75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636f8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179f88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1a720e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1bbf0d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1cd77b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20f920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22d20e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35ab2f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2583ab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243329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26a952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2b8d95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2d1bf6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30e123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305466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373be3" style:font-style-asian="italic" style:font-weight-asian="normal" style:font-style-complex="italic" style:font-weight-complex="normal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22d20e" style:font-weight-asian="normal" style:font-weight-complex="normal"/>
    </style:style>
    <style:style style:name="T50" style:family="text">
      <style:text-properties fo:font-weight="normal" officeooo:rsid="0035ab2f" style:font-weight-asian="normal" style:font-weight-complex="normal"/>
    </style:style>
    <style:style style:name="T51" style:family="text">
      <style:text-properties fo:font-weight="normal" officeooo:rsid="002583ab" style:font-weight-asian="normal" style:font-weight-complex="normal"/>
    </style:style>
    <style:style style:name="T52" style:family="text">
      <style:text-properties fo:font-weight="normal" officeooo:rsid="00243329" style:font-weight-asian="normal" style:font-weight-complex="normal"/>
    </style:style>
    <style:style style:name="T53" style:family="text">
      <style:text-properties fo:font-weight="normal" officeooo:rsid="0026a952" style:font-weight-asian="normal" style:font-weight-complex="normal"/>
    </style:style>
    <style:style style:name="T54" style:family="text">
      <style:text-properties fo:font-weight="normal" officeooo:rsid="002b8d95" style:font-weight-asian="normal" style:font-weight-complex="normal"/>
    </style:style>
    <style:style style:name="T55" style:family="text">
      <style:text-properties fo:font-weight="normal" officeooo:rsid="002d1bf6" style:font-weight-asian="normal" style:font-weight-complex="normal"/>
    </style:style>
    <style:style style:name="T56" style:family="text">
      <style:text-properties fo:font-weight="normal" officeooo:rsid="00305466" style:font-weight-asian="normal" style:font-weight-complex="normal"/>
    </style:style>
    <style:style style:name="T57" style:family="text">
      <style:text-properties fo:font-weight="normal" officeooo:rsid="00373be3" style:font-weight-asian="normal" style:font-weight-complex="normal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fo:font-size="12pt" officeooo:rsid="001ec1bd" style:font-size-asian="12pt" style:font-size-complex="12pt"/>
    </style:style>
    <style:style style:name="T60" style:family="text">
      <style:text-properties fo:font-size="12pt" officeooo:rsid="0026a952" style:font-size-asian="12pt" style:font-size-complex="12pt"/>
    </style:style>
    <style:style style:name="T61" style:family="text">
      <style:text-properties fo:font-size="12pt" officeooo:rsid="002e6eb5" style:font-size-asian="12pt" style:font-size-complex="12pt"/>
    </style:style>
    <style:style style:name="T62" style:family="text">
      <style:text-properties fo:font-size="12pt" fo:font-style="normal" style:font-size-asian="12pt" style:font-style-asian="normal" style:font-size-complex="12pt" style:font-style-complex="normal"/>
    </style:style>
    <style:style style:name="T63" style:family="text">
      <style:text-properties fo:font-size="12pt" fo:font-weight="bold" style:font-size-asian="12pt" style:font-weight-asian="bold" style:font-size-complex="12pt" style:font-weight-complex="bold"/>
    </style:style>
    <style:style style:name="T64" style:family="text">
      <style:text-properties fo:font-size="12pt" fo:font-weight="bold" officeooo:rsid="002583ab" style:font-size-asian="12pt" style:font-weight-asian="bold" style:font-size-complex="12pt" style:font-weight-complex="bold"/>
    </style:style>
    <style:style style:name="T65" style:family="text">
      <style:text-properties fo:font-size="12pt" fo:font-weight="bold" officeooo:rsid="00349994" style:font-size-asian="12pt" style:font-weight-asian="bold" style:font-size-complex="12pt" style:font-weight-complex="bold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font-style="normal" fo:font-weight="normal" officeooo:rsid="0030e123" style:font-style-asian="normal" style:font-weight-asian="normal" style:font-style-complex="normal" style:font-weight-complex="normal"/>
    </style:style>
    <style:style style:name="T68" style:family="text">
      <style:text-properties officeooo:rsid="003e0ac2"/>
    </style:style>
    <style:style style:name="T69" style:family="text">
      <style:text-properties officeooo:rsid="00119f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НИЕ</text:p>
      <text:p text:style-name="P4">Составить примеры всех возможностей QuerySet описанных в <text:span text:style-name="T20">документации</text:span></text:p>
      <text:p text:style-name="P14">1. Создание объекта:</text:p>
      <text:p text:style-name="P14"><text:tab/><text:span text:style-name="T29">&gt;&gt;&gt; </text:span><text:bookmark-start text:name="__DdeLink__3_1501081616"/><text:span text:style-name="T29">from blog.models import Category</text:span><text:bookmark-end text:name="__DdeLink__3_1501081616"/></text:p>
      <text:p text:style-name="P5"><text:tab/>&gt;&gt;&gt; b=Category(title_cat='Противопростудные',text_cat='Против простуды')</text:p>
      <text:p text:style-name="P5"><text:tab/>&gt;&gt;&gt; b.save()</text:p>
      <text:p text:style-name="P5"/>
      <text:p text:style-name="P15">2. Сохранение изменений в объекте:</text:p>
      <text:p text:style-name="P15"><text:tab/><text:span text:style-name="T29">&gt;&gt;&gt; b.title_cat='Категория 4'</text:span></text:p>
      <text:p text:style-name="P6"><text:tab/>&gt;&gt;&gt; b.save()</text:p>
      <text:p text:style-name="P6"/>
      <text:p text:style-name="P16">3. Сохранение полей ForeignKey:</text:p>
      <text:p text:style-name="P17"><text:tab/><text:span text:style-name="T30">&gt;&gt;&gt; from blog.models import Request_of_laboratory</text:span></text:p>
      <text:p text:style-name="P7"><text:tab/>&gt;&gt;&gt; from blog.models import Client</text:p>
      <text:p text:style-name="P7"><text:tab/>&gt;&gt;&gt; request_of_laboratory=Request_of_laboratory.objects.get(pk=1)</text:p>
      <text:p text:style-name="P7"><text:tab/>&gt;&gt;&gt; client_blog=Client.objects.get(surename='Иванов')</text:p>
      <text:p text:style-name="P7"><text:tab/>&gt;&gt;&gt; request_of_laboratory.blog=client_blog</text:p>
      <text:p text:style-name="P48"><text:span text:style-name="T26"><text:tab/>&gt;&gt;&gt; request_of_laboratory.save()</text:span></text:p>
      <text:p text:style-name="P22"><text:s text:c="5"/><text:span text:style-name="T3">ManyToMany</text:span></text:p>
      <text:p text:style-name="P23"><text:tab/><text:span text:style-name="T29">&gt;&gt;&gt; from blog.models import Author1</text:span></text:p>
      <text:p text:style-name="P8"><text:tab/>&gt;&gt;&gt; joe=Author1.objects.create(name="Joe")</text:p>
      <text:p text:style-name="P8"><text:tab/>&gt;&gt;&gt; from blog.models import Entry1</text:p>
      <text:p text:style-name="P8"><text:tab/>&gt;&gt;&gt; Entry1.authors1.add(joe)</text:p>
      <text:p text:style-name="P21"/>
      <text:p text:style-name="P17"><text:span text:style-name="T1">4</text:span>. <text:span text:style-name="T2">Получение объектов</text:span>:</text:p>
      <text:p text:style-name="P18"><text:tab/><text:span text:style-name="T31">&gt;&gt;&gt; from blog.models import Category</text:span></text:p>
      <text:p text:style-name="P9"><text:tab/>&gt;&gt;&gt; Category.objects</text:p>
      <text:p text:style-name="P19"><text:tab/><text:tab/><text:span text:style-name="T58">&lt;django.db.models.manager.Manager object at 0xb5a8f3ec&gt;</text:span></text:p>
      <text:p text:style-name="P19"><text:tab/><text:span text:style-name="T29">&gt;&gt;&gt; b=Category(title_cat='Категория 4', text_cat='Против простуды')</text:span></text:p>
      <text:p text:style-name="P49"><text:span text:style-name="T26"><text:tab/>&gt;&gt;&gt; b</text:span><text:span text:style-name="T24"><text:tab/><text:tab/></text:span></text:p>
      <text:p text:style-name="P50"/>
      <text:p text:style-name="P19">5. Получение всех объектов:</text:p>
      <text:p text:style-name="P20"><text:tab/><text:span text:style-name="T32">&gt;&gt;&gt; all_cat=Category.objects.all()</text:span></text:p>
      <text:p text:style-name="P10"><text:tab/>&gt;&gt;&gt; all_cat</text:p>
      <text:p text:style-name="P24"><text:tab/><text:tab/><text:span text:style-name="T58">[&lt;Category: Категория 1&gt;, &lt;Category: Категория 2&gt;, &lt;Category: Категория 3&gt;, <text:tab/><text:tab/><text:tab/><text:tab/>&lt;Category: Категория 4&gt;]</text:span></text:p>
      <text:p text:style-name="P24"><text:span text:style-name="T58"/></text:p>
      <text:p text:style-name="P24">6. Получение через фильтры:</text:p>
      <text:p text:style-name="P25"><text:tab/><text:span text:style-name="T33">&gt;&gt;&gt; Category.objects.filter(title_cat='Категория 1')</text:span></text:p>
      <text:p text:style-name="P26"><text:soft-page-break/><text:tab/><text:tab/><text:span text:style-name="T58">[&lt;Category: Категория 1&gt;]</text:span></text:p>
      <text:p text:style-name="P26"/>
      <text:p text:style-name="P26">7. Получение одного объекта:</text:p>
      <text:p text:style-name="P26"><text:tab/><text:span text:style-name="T29">&gt;&gt;&gt; one_cat=Category.objects.get(pk=3)</text:span></text:p>
      <text:p text:style-name="P11"><text:s text:c="12"/>&gt;&gt;&gt; one_cat</text:p>
      <text:p text:style-name="P26"><text:tab/><text:tab/><text:span text:style-name="T66">&lt;Category: Категория 3&gt;</text:span></text:p>
      <text:p text:style-name="P26"><text:span text:style-name="T66"/></text:p>
      <text:p text:style-name="P27">8. Получение 5 первых объектов:</text:p>
      <text:p text:style-name="P27"><text:tab/><text:span text:style-name="T29">&gt;&gt;&gt; from blog.models import Request_of_medcenter</text:span></text:p>
      <text:p text:style-name="P12"><text:tab/>&gt;&gt;&gt; Request_of_medcenter.objects.all()[:5]</text:p>
      <text:p text:style-name="P27"><text:tab/><text:tab/><text:span text:style-name="T58">[&lt;Request_of_medcenter: Медцентр4&gt;, &lt;Request_of_medcenter: Медцентр5&gt;, <text:tab/><text:tab/><text:tab/><text:tab/>&lt;Request_of_medcenter: Медцентр6&gt;, &lt;Request_of_medcenter: Медцентр1&gt;, <text:tab/><text:tab/><text:tab/><text:tab/>&lt;Request_of_medcenter: Медцентр2&gt;]</text:span></text:p>
      <text:p text:style-name="P27"><text:span text:style-name="T58"/></text:p>
      <text:p text:style-name="P27">9. Получение с 3 по 5:</text:p>
      <text:p text:style-name="P28"><text:tab/><text:span text:style-name="T34">&gt;&gt;&gt; Request_of_medcenter.objects.all()[3:5]</text:span></text:p>
      <text:p text:style-name="P29"><text:tab/><text:tab/><text:span text:style-name="T58">[&lt;Request_of_medcenter: Медцентр1&gt;, &lt;Request_of_medcenter: Медцентр2&gt;]</text:span></text:p>
      <text:p text:style-name="P29"><text:span text:style-name="T58"/></text:p>
      <text:p text:style-name="P30">10. <text:span text:style-name="T4">Получение одного элемента, а не списка:</text:span></text:p>
      <text:p text:style-name="P31"><text:tab/><text:span text:style-name="T29">&gt;&gt;&gt; Request_of_medcenter.objects.order_by('medcenter_title')[0]</text:span></text:p>
      <text:p text:style-name="P31"><text:tab/><text:tab/><text:span text:style-name="T58">&lt;Request_of_medcenter: Медцентр1&gt; </text:span></text:p>
      <text:p text:style-name="P31"/>
      <text:p text:style-name="P31">11. Фильтрация по полям:</text:p>
      <text:p text:style-name="P32"><text:tab/><text:span text:style-name="T35">&gt;&gt;&gt; Request_of_medcenter.objects.filter(create_request__lte='2016-07-22')</text:span><text:span text:style-name="T5"><text:tab/><text:tab/></text:span></text:p>
      <text:p text:style-name="P33"><text:tab/><text:tab/><text:span text:style-name="T58">[&lt;Request_of_medcenter: Медцентр4&gt;, &lt;Request_of_medcenter: Медцентр5&gt;, <text:tab/><text:tab/><text:tab/><text:tab/>&lt;Request_of_medcenter: Медцентр6&gt;, &lt;Request_of_medcenter: Медцентр1&gt;, <text:tab/><text:tab/><text:tab/><text:tab/>&lt;Request_of_medcenter: Медцентр2&gt;, &lt;Request_of_medcenter: Медцентр3&gt;]</text:span></text:p>
      <text:p text:style-name="P31"/>
      <text:p text:style-name="P34">12. Точное совпадение:</text:p>
      <text:p text:style-name="P34"><text:tab/><text:span text:style-name="T29">&gt;&gt;&gt; Request_of_medcenter.objects.filter(medcenter_title__exact="Медцентр7")</text:span></text:p>
      <text:p text:style-name="P34"><text:tab/><text:tab/><text:span text:style-name="T58">[&lt;Request_of_medcenter: Медцентр7&gt;]</text:span></text:p>
      <text:p text:style-name="P34"/>
      <text:p text:style-name="P36"><text:span text:style-name="T6">13. <text:s/></text:span>Регистронезависимое совпадение:</text:p>
      <text:p text:style-name="P36"><text:tab/><text:span text:style-name="T36">&gt;&gt;&gt; Request_of_medcenter.objects.filter(medcenter_title__</text:span><text:span text:style-name="T29">iexact</text:span><text:span text:style-name="T36">="Медцентр3")</text:span></text:p>
      <text:p text:style-name="P35"><text:tab/><text:tab/><text:span text:style-name="T58">[&lt;Request_of_medcenter: Медцентр</text:span><text:span text:style-name="T59">3</text:span><text:span text:style-name="T58">&gt;]</text:span></text:p>
      <text:p text:style-name="P36"><text:span text:style-name="T6">14. </text:span>Регистрозависимая проверка на вхождение:</text:p>
      <text:p text:style-name="P37"><text:tab/><text:span text:style-name="T36">&gt;&gt;&gt;</text:span><text:bookmark-start text:name="__DdeLink__99_1308793103"/><text:span text:style-name="T36"> Request_of_medcenter.objects.filter(medcenter_title__</text:span><text:span text:style-name="T29">contains</text:span><text:span text:style-name="T36">="Медцентр")</text:span><text:bookmark-end text:name="__DdeLink__99_1308793103"/><text:span text:style-name="T36"><text:tab/><text:tab/></text:span></text:p>
      <text:p text:style-name="P42"><text:tab/><text:tab/><text:span text:style-name="T58">[&lt;Request_of_medcenter: Медцентр4&gt;, &lt;Request_of_medcenter: Медцентр5&gt;, <text:tab/><text:tab/><text:tab/><text:tab/>&lt;Request_of_medcenter: Медцентр6&gt;, &lt;Request_of_medcenter: Медцентр1&gt;, <text:tab/><text:tab/></text:span><text:soft-page-break/><text:span text:style-name="T58"><text:tab/><text:tab/>&lt;Request_of_medcenter: Медцентр2&gt;, &lt;Request_of_medcenter: Медцентр3&gt;, <text:tab/><text:tab/><text:tab/><text:tab/>&lt;Request_of_medcenter: Медцентр7&gt;]</text:span></text:p>
      <text:p text:style-name="P42"/>
      <text:p text:style-name="P42">15. <text:span text:style-name="T7">Фильтры со связанными объектами:</text:span></text:p>
      <text:p text:style-name="P43"><text:tab/><text:span text:style-name="T37">&gt;&gt;&gt; Request_of_laboratory.objects.filter(client__surename="Иванов")</text:span></text:p>
      <text:p text:style-name="P44"><text:tab/><text:tab/><text:span text:style-name="T58">[&lt;Request_of_laboratory: Лаборатория 1&gt;]</text:span></text:p>
      <text:p text:style-name="P44"/>
      <text:p text:style-name="P44">16. Фильтрация с объектами «многие-ко-многим»:</text:p>
      <text:p text:style-name="P45"><text:tab/><text:span text:style-name="T38">&gt;&gt;&gt; from blog.models import Blog1</text:span></text:p>
      <text:p text:style-name="P13"><text:tab/>&gt;&gt;&gt; Blog1.objects.filter(entry1__headline__contains='супер')</text:p>
      <text:p text:style-name="P46"><text:tab/><text:tab/><text:span text:style-name="T58">[&lt;Blog1: блог1&gt;]</text:span></text:p>
      <text:p text:style-name="P46"/>
      <text:p text:style-name="P38"><text:span text:style-name="T9">17. <text:s/></text:span>Фильтры могут ссылаться на поля модели:</text:p>
      <text:p text:style-name="P39"><text:tab/><text:span text:style-name="T39">&gt;&gt;&gt; Request_of_laboratory.objects.filter(number_of_request__gt=F('id')) </text:span></text:p>
      <text:p text:style-name="P47"><text:tab/><text:tab/><text:span text:style-name="T58">[&lt;Request_of_laboratory: Лаборатория 4&gt;]</text:span></text:p>
      <text:p text:style-name="P47"><text:span text:style-name="T58"/></text:p>
      <text:p text:style-name="P40"><text:span text:style-name="T11">18. </text:span>“Shortcut” для фильтрации по первичному ключу:</text:p>
      <text:p text:style-name="P41"><text:tab/><text:span text:style-name="T29"># </text:span><text:span text:style-name="T40">Получение всех</text:span><text:span text:style-name="T29"> </text:span><text:span text:style-name="T41">Request_of_laboratory</text:span><text:span text:style-name="T29"> </text:span><text:span text:style-name="T40">с </text:span><text:span text:style-name="T29"><text:s/>id &gt; </text:span><text:span text:style-name="T40">3</text:span></text:p>
      <text:p text:style-name="P52"><text:span text:style-name="T26"><text:tab/></text:span><text:span text:style-name="T27">&gt;&gt;&gt; Request_of_laboratory.objects.filter(pk__gt=3) <text:s text:c="16"/><text:tab/><text:tab/><text:tab/><text:tab/><text:tab/></text:span><text:span text:style-name="T25"><text:tab/></text:span><text:span text:style-name="T64">[&lt;Request_of_laboratory: Лаборатория 4&gt;, &lt;Request_of_laboratory: Лаборатория 5&gt;]</text:span></text:p>
      <text:p text:style-name="P51"><text:span text:style-name="T12">19. </text:span>Экранирование знака процента и нижнего подчеркивания для оператора LIKE: <text:tab/><text:span text:style-name="T42">&gt;&gt;&gt; <text:tab/>Request_of_laboratory.objects.filter(laboratory_title__contains='%') </text:span><text:span text:style-name="T13"><text:tab/><text:tab/><text:tab/><text:tab/></text:span><text:span text:style-name="T60">[&lt;Request_of_laboratory: Лаборатория % 1&gt;]</text:span></text:p>
      <text:p text:style-name="P53"><text:span text:style-name="T21">20. </text:span>Сложные запросы с помощью объектов Q:</text:p>
      <text:p text:style-name="P54"><text:tab/><text:span text:style-name="T43">&gt;&gt;&gt; Q(title_cat__startswith='Категория 1')</text:span></text:p>
      <text:p text:style-name="P55"><text:tab/><text:tab/><text:span text:style-name="T58">&lt;Q: (AND: ('title_cat__startswith', 'Категория 1'))&gt;</text:span></text:p>
      <text:p text:style-name="P55"/>
      <text:p text:style-name="P71"><text:tab/><text:span text:style-name="T29">&gt;&gt;&gt; Q(title_cat__startswith='Категория 1') | Q(title_cat__startswith='Категория 2')</text:span></text:p>
      <text:p text:style-name="P55"><text:tab/><text:tab/><text:span text:style-name="T58">&lt;Q: (OR: ('title_cat__startswith', 'Категория 1'), ('title_cat__startswith','Категория 2'))&gt;</text:span></text:p>
      <text:p text:style-name="P55"/>
      <text:p text:style-name="P56"><text:tab/><text:span text:style-name="T29">&gt;&gt;&gt; </text:span><text:bookmark-start text:name="__DdeLink__233_1159945989"/><text:bookmark-start text:name="__DdeLink__235_1159945989"/><text:span text:style-name="T29">Q(title_cat__startswith='Категория 1') | </text:span><text:span text:style-name="T44">~</text:span><text:span text:style-name="T29">Q(title_cat__startswith='Категория 2')</text:span><text:bookmark-end text:name="__DdeLink__233_1159945989"/><text:bookmark-end text:name="__DdeLink__235_1159945989"/></text:p>
      <text:p text:style-name="P57"><text:tab/><text:tab/><text:span text:style-name="T61">&lt;Q: (OR: ('title_cat__startswith', 'Категория 1'), (NOT (AND: <text:s text:c="2"/>('title_cat__startswith', 'Категория 2'))))&gt;</text:span></text:p>
      <text:p text:style-name="P59"><text:s text:c="5"/><text:tab/><text:span text:style-name="T29">&gt;&gt;&gt;Category.objects.get(Q(title_cat__startswith='Категория')&amp;</text:span></text:p>
      <text:p text:style-name="P65">(Q(text_cat__startswith='Текст 1') | Q(text_cat__startswith='Текст 2')))</text:p>
      <text:p text:style-name="P58"/>
      <text:p text:style-name="P59">21. Сравнение объектов:</text:p>
      <text:p text:style-name="P59"><text:tab/><text:span text:style-name="T45">&gt;&gt;&gt;object1==object2</text:span></text:p>
      <text:p text:style-name="P66"><text:soft-page-break/><text:tab/><text:span text:style-name="T18">&gt;&gt;&gt;object1.title==object2.name</text:span></text:p>
      <text:p text:style-name="P66"/>
      <text:p text:style-name="P60">22. Удаление объектов:</text:p>
      <text:p text:style-name="P60"><text:tab/><text:span text:style-name="T29">&gt;&gt;&gt;category.delete()</text:span></text:p>
      <text:p text:style-name="P60"><text:span text:style-name="T29"/></text:p>
      <text:p text:style-name="P60">23. Удаление с фильтром:</text:p>
      <text:p text:style-name="P60"><text:tab/><text:span text:style-name="T29">&gt;&gt;&gt;category.objects.filter(</text:span><text:span text:style-name="T46">text_cat='Текст 2'</text:span><text:span text:style-name="T29">).</text:span><text:span text:style-name="T47">delete()</text:span></text:p>
      <text:p text:style-name="P60"><text:span text:style-name="T47"/></text:p>
      <text:p text:style-name="P60">24. Копирование объектов:</text:p>
      <text:p text:style-name="P67">&gt;&gt;&gt; category = Category(title_cat='My category', text_cat='<text:span text:style-name="T68">Т</text:span>екст <text:s text:c="3"/>категории')</text:p>
      <text:p text:style-name="P68"><text:tab/> &gt;&gt;&gt; category.save() <text:s/></text:p>
      <text:p text:style-name="P68"><text:s/><text:tab/>&gt;&gt;&gt; category.pk=6</text:p>
      <text:p text:style-name="P64"><text:span text:style-name="T26"><text:s/><text:tab/>&gt;&gt;&gt; category.save()</text:span></text:p>
      <text:p text:style-name="P64"><text:span text:style-name="T26"/></text:p>
      <text:p text:style-name="P61">25. Изменение нескольких объектов:</text:p>
      <text:p text:style-name="P61"><text:tab/><text:span text:style-name="T29">&gt;&gt;&gt;Category.objects.filter(</text:span><text:span text:style-name="T46">text_cat='Текст'</text:span><text:span text:style-name="T29">).update(title_cat=</text:span><text:span text:style-name="T46">'</text:span><text:span text:style-name="T29">Категория №</text:span><text:span text:style-name="T46">'</text:span><text:span text:style-name="T29">)</text:span></text:p>
      <text:p text:style-name="P62"/>
      <text:p text:style-name="P62">26. Связь «один-ко-многим»:</text:p>
      <text:p text:style-name="P62"><text:tab/><text:span text:style-name="T29">&gt;&gt;&gt; from blog.models import Blog1</text:span></text:p>
      <text:p text:style-name="P69"><text:tab/>&gt;&gt;&gt; from blog.models import Entry1</text:p>
      <text:p text:style-name="P69"><text:tab/>&gt;&gt;&gt; e = Entry1.objects.get(id=1)</text:p>
      <text:p text:style-name="P69"><text:tab/>&gt;&gt;&gt; e.blog1</text:p>
      <text:p text:style-name="P62"><text:tab/><text:tab/><text:span text:style-name="T58">&lt;Blog1: блог1&gt;</text:span></text:p>
      <text:p text:style-name="P62"/>
      <text:p text:style-name="P62">27. Обратная связь:</text:p>
      <text:p text:style-name="P62"><text:tab/><text:span text:style-name="T29">&gt;&gt;&gt; b = Blog1.objects.get(id=1)</text:span></text:p>
      <text:p text:style-name="P62"/>
      <text:p text:style-name="P62">28. Связь «многие-ко-многим»:</text:p>
      <text:p text:style-name="P2"><text:tab/><text:span text:style-name="T19">&gt;&gt;&gt; e = Entry1.objects.get(id=1)</text:span></text:p>
      <text:p text:style-name="P3"><text:tab/>&gt;&gt;&gt; e.authors1.all()</text:p>
      <text:p text:style-name="P3"><text:tab/><text:tab/><text:span text:style-name="T63">[&lt;Author1: Author1 object&gt;]</text:span></text:p>
      <text:p text:style-name="P3"><text:tab/>&gt;&gt;&gt; e.authors1.count()</text:p>
      <text:p text:style-name="P3"><text:tab/><text:tab/><text:span text:style-name="T63">1</text:span></text:p>
      <text:p text:style-name="P63">29. Запросы со связанными объектами:</text:p>
      <text:p text:style-name="P3"><text:tab/><text:span text:style-name="T26">&gt;&gt;&gt; Entry1.objects.filter(blog1=b.id)</text:span></text:p>
      <text:p text:style-name="P70"><text:span text:style-name="T19"><text:tab/><text:tab/></text:span><text:span text:style-name="T65">[&lt;Entry1: Entry1 object&gt;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2cm" fo:margin-right="0.78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9:25:28.444891684</meta:creation-date>
    <dc:date>2016-07-26T18:43:46.582266052</dc:date>
    <meta:editing-duration>P1DT6H16M27S</meta:editing-duration>
    <meta:editing-cycles>40</meta:editing-cycles>
    <meta:generator>LibreOffice/5.1.4.2$Linux_x86 LibreOffice_project/10m0$Build-2</meta:generator>
    <meta:document-statistic meta:table-count="0" meta:image-count="0" meta:object-count="0" meta:page-count="4" meta:paragraph-count="114" meta:word-count="444" meta:character-count="5445" meta:non-whitespace-character-count="4912"/>
  </office:meta>
</office:document-meta>
</file>